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 officeooo:paragraph-rsid="00221ab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9pt" fo:font-style="italic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11.3000001907349pt" fo:font-style="italic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 fo:font-style="italic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1.3000001907349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size="9pt" fo:font-weight="bold" fo:background-color="#efefef" loext:char-shading-value="0"/>
    </style:style>
    <style:style style:name="T6" style:family="text">
      <style:text-properties fo:color="#000080" style:font-name="DejaVu Sans Mono" fo:font-size="11.3000001907349pt"/>
    </style:style>
    <style:style style:name="T7" style:family="text">
      <style:text-properties fo:color="#000080" style:font-name="DejaVu Sans Mono" fo:font-size="11.3000001907349pt" fo:font-weight="bold"/>
    </style:style>
    <style:style style:name="T8" style:family="text">
      <style:text-properties fo:color="#0000ff"/>
    </style:style>
    <style:style style:name="T9" style:family="text">
      <style:text-properties fo:color="#0000ff" fo:font-weight="bold"/>
    </style:style>
    <style:style style:name="T10" style:family="text">
      <style:text-properties fo:color="#0000ff" fo:font-weight="bold" fo:background-color="#efefef" loext:char-shading-value="0"/>
    </style:style>
    <style:style style:name="T11" style:family="text">
      <style:text-properties fo:color="#0000ff" style:font-name="DejaVu Sans Mono" fo:font-size="9pt" fo:font-weight="bold"/>
    </style:style>
    <style:style style:name="T12" style:family="text">
      <style:text-properties fo:color="#0000ff" style:font-name="DejaVu Sans Mono" fo:font-size="9pt" fo:font-weight="bold" fo:background-color="#efefef" loext:char-shading-value="0"/>
    </style:style>
    <style:style style:name="T13" style:family="text">
      <style:text-properties fo:color="#0000ff" style:font-name="DejaVu Sans Mono" fo:font-size="11.3000001907349pt"/>
    </style:style>
    <style:style style:name="T14" style:family="text">
      <style:text-properties fo:color="#0000ff" style:font-name="DejaVu Sans Mono" fo:font-size="11.3000001907349pt" fo:font-weight="bold"/>
    </style:style>
    <style:style style:name="T15" style:family="text">
      <style:text-properties fo:background-color="#efefef" loext:char-shading-value="0"/>
    </style:style>
    <style:style style:name="T16" style:family="text">
      <style:text-properties fo:color="#008000" fo:font-weight="bold" fo:background-color="#efefef" loext:char-shading-value="0"/>
    </style:style>
    <style:style style:name="T17" style:family="text">
      <style:text-properties fo:color="#008000" fo:background-color="#efefef" loext:char-shading-value="0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fo:color="#008000" style:font-name="DejaVu Sans Mono" fo:font-size="9pt" fo:font-weight="bold" fo:background-color="#efefef" loext:char-shading-value="0"/>
    </style:style>
    <style:style style:name="T20" style:family="text">
      <style:text-properties fo:color="#008000" style:font-name="DejaVu Sans Mono" fo:font-size="9pt" fo:background-color="#efefef" loext:char-shading-value="0"/>
    </style:style>
    <style:style style:name="T21" style:family="text">
      <style:text-properties fo:color="#008000" style:font-name="DejaVu Sans Mono" fo:font-size="11.3000001907349pt" fo:font-weight="bold"/>
    </style:style>
    <style:style style:name="T22" style:family="text">
      <style:text-properties style:font-name="DejaVu Sans Mono" fo:font-size="9pt"/>
    </style:style>
    <style:style style:name="T23" style:family="text">
      <style:text-properties style:font-name="DejaVu Sans Mono" fo:font-size="9pt" fo:background-color="#efefef" loext:char-shading-value="0"/>
    </style:style>
    <style:style style:name="T24" style:family="text">
      <style:text-properties style:font-name="DejaVu Sans Mono" fo:font-size="11.3000001907349pt"/>
    </style:style>
    <style:style style:name="T25" style:family="text">
      <style:text-properties style:font-name="DejaVu Sans Mono" fo:font-size="11.3000001907349pt" fo:font-style="italic"/>
    </style:style>
    <style:style style:name="T26" style:family="text">
      <style:text-properties fo:color="#94558d"/>
    </style:style>
    <style:style style:name="T27" style:family="text">
      <style:text-properties fo:color="#94558d" style:font-name="DejaVu Sans Mono" fo:font-size="11.3000001907349pt"/>
    </style:style>
    <style:style style:name="T28" style:family="text">
      <style:text-properties fo:color="#808080"/>
    </style:style>
    <style:style style:name="T29" style:family="text">
      <style:text-properties fo:color="#808080" style:font-name="DejaVu Sans Mono" fo:font-size="11.3000001907349pt"/>
    </style:style>
    <style:style style:name="T30" style:family="text">
      <style:text-properties fo:color="#808080" style:font-name="DejaVu Sans Mono" fo:font-size="11.3000001907349pt" fo:font-style="italic"/>
    </style:style>
    <style:style style:name="T31" style:family="text">
      <style:text-properties fo:color="#008080" style:font-name="DejaVu Sans Mono" fo:font-size="11.3000001907349pt" fo:font-weight="bold"/>
    </style:style>
    <style:style style:name="T32" style:family="text">
      <style:text-properties fo:color="#660099" style:font-name="DejaVu Sans Mono" fo:font-size="11.3000001907349pt"/>
    </style:style>
    <style:style style:name="T33" style:family="text">
      <style:text-properties fo:color="#0073bf"/>
    </style:style>
    <style:style style:name="T34" style:family="text">
      <style:text-properties fo:color="#0073bf" style:font-name="DejaVu Sans Mono" fo:font-size="11.3000001907349pt" fo:font-style="italic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f type(from_date) == str or type(to_date) == str:</text:p>
      <text:p text:style-name="P1"># <text:s text:c="4"/>from_date_str = from_date</text:p>
      <text:p text:style-name="P1"># <text:s text:c="4"/>to_date_str = to_date</text:p>
      <text:p text:style-name="P1">#</text:p>
      <text:p text:style-name="P1"># <text:s text:c="4"/>if type(from_date) != str:</text:p>
      <text:p text:style-name="P1"># <text:s text:c="8"/>from_date_str = common_date_frontend_format(from_date_str)</text:p>
      <text:p text:style-name="P1"># <text:s text:c="4"/>if type(to_date) != str:</text:p>
      <text:p text:style-name="P1"># <text:s text:c="8"/>to_date_str = common_date_frontend_format(to_date_str)</text:p>
      <text:p text:style-name="P1">#</text:p>
      <text:p text:style-name="P1"># <text:s text:c="4"/>if from_date_str &gt; to_date_str:</text:p>
      <text:p text:style-name="P1"># <text:s text:c="8"/>from_date, to_date = to_date, from_date</text:p>
      <text:p text:style-name="P1">#</text:p>
      <text:p text:style-name="P1"># elif from_date &gt; to_date.date():</text:p>
      <text:p text:style-name="P8"># <text:s text:c="4"/>from_date, to_date = to_date, from_date</text:p>
      <text:p text:style-name="P8"/>
      <text:p text:style-name="P8"/>
      <text:p text:style-name="P11">{% <text:span text:style-name="T2">load </text:span><text:span text:style-name="T9">crispy_forms_field </text:span>%}</text:p>
      <text:p text:style-name="P5"><text:span text:style-name="T15">&lt;</text:span><text:span text:style-name="T3">div </text:span><text:span text:style-name="T10">id</text:span><text:span text:style-name="T16">="div_id_</text:span>{{ <text:span text:style-name="T9">field</text:span>.<text:span text:style-name="T9">name </text:span>}}<text:span text:style-name="T16">"</text:span></text:p>
      <text:p text:style-name="P7"><text:span text:style-name="T17"><text:s text:c="5"/></text:span><text:span text:style-name="T12">class</text:span><text:span text:style-name="T19">="form-group</text:span><text:span text:style-name="T22">{% </text:span><text:span text:style-name="T4">if </text:span><text:span text:style-name="T11">form_show_errors </text:span><text:span text:style-name="T4">and </text:span><text:span text:style-name="T11">field</text:span><text:span text:style-name="T22">.</text:span><text:span text:style-name="T11">errors </text:span><text:span text:style-name="T22">%}</text:span><text:span text:style-name="T20"> </text:span><text:span text:style-name="T19">has-danger</text:span><text:span text:style-name="T22">{% </text:span><text:span text:style-name="T4">endif </text:span><text:span text:style-name="T22">%}</text:span><text:span text:style-name="T19">"</text:span><text:span text:style-name="T23">&gt;</text:span></text:p>
      <text:p text:style-name="P7"><text:s text:c="2"/><text:span text:style-name="T23">&lt;</text:span><text:span text:style-name="T5">div </text:span><text:span text:style-name="T12">class</text:span><text:span text:style-name="T19">="input-group"</text:span><text:span text:style-name="T23">&gt;</text:span></text:p>
      <text:p text:style-name="P7"><text:s text:c="4"/><text:span text:style-name="T22">{% </text:span><text:span text:style-name="T4">if </text:span><text:span text:style-name="T11">field</text:span><text:span text:style-name="T22">.</text:span><text:span text:style-name="T11">label </text:span><text:span text:style-name="T4">and </text:span><text:span text:style-name="T11">form_show_labels </text:span><text:span text:style-name="T22">%}</text:span></text:p>
      <text:p text:style-name="P7"><text:s text:c="6"/><text:span text:style-name="T23">&lt;</text:span><text:span text:style-name="T5">label </text:span><text:span text:style-name="T12">for</text:span><text:span text:style-name="T19">="</text:span><text:span text:style-name="T22">{{ </text:span><text:span text:style-name="T11">field</text:span><text:span text:style-name="T22">.</text:span><text:span text:style-name="T11">id_for_label </text:span><text:span text:style-name="T22">}}</text:span><text:span text:style-name="T19">"</text:span></text:p>
      <text:p text:style-name="P7"><text:span text:style-name="T17"><text:s text:c="13"/></text:span><text:span text:style-name="T12">class</text:span><text:span text:style-name="T19">="form-control-label </text:span><text:span text:style-name="T22">{{ </text:span><text:span text:style-name="T11">label_class </text:span><text:span text:style-name="T22">}}{% </text:span><text:span text:style-name="T4">if </text:span><text:span text:style-name="T11">field</text:span><text:span text:style-name="T22">.</text:span><text:span text:style-name="T11">field</text:span><text:span text:style-name="T22">.</text:span><text:span text:style-name="T11">required </text:span><text:span text:style-name="T22">%}</text:span><text:span text:style-name="T20"> </text:span><text:span text:style-name="T19">requiredField</text:span><text:span text:style-name="T22">{% </text:span><text:span text:style-name="T4">endif </text:span><text:span text:style-name="T22">%}</text:span><text:span text:style-name="T19">"</text:span><text:span text:style-name="T23">&gt;</text:span></text:p>
      <text:p text:style-name="P7"><text:s text:c="8"/><text:span text:style-name="T22">{{ </text:span><text:span text:style-name="T11">field</text:span><text:span text:style-name="T22">.</text:span><text:span text:style-name="T11">label</text:span><text:span text:style-name="T22">|</text:span><text:span text:style-name="T11">safe </text:span><text:span text:style-name="T22">}}{% </text:span><text:span text:style-name="T4">if </text:span><text:span text:style-name="T11">field</text:span><text:span text:style-name="T22">.</text:span><text:span text:style-name="T11">field</text:span><text:span text:style-name="T22">.</text:span><text:span text:style-name="T11">required </text:span><text:span text:style-name="T22">%}</text:span><text:span text:style-name="T23">&lt;</text:span><text:span text:style-name="T5">span </text:span><text:span text:style-name="T12">class</text:span><text:span text:style-name="T19">="asteriskField"</text:span><text:span text:style-name="T23">&gt;</text:span><text:span text:style-name="T22">*</text:span><text:span text:style-name="T23">&lt;/</text:span><text:span text:style-name="T5">span</text:span><text:span text:style-name="T23">&gt;</text:span><text:span text:style-name="T22">{% </text:span><text:span text:style-name="T4">endif </text:span><text:span text:style-name="T22">%}</text:span></text:p>
      <text:p text:style-name="P7"><text:s text:c="6"/><text:span text:style-name="T23">&lt;/</text:span><text:span text:style-name="T5">label</text:span><text:span text:style-name="T23">&gt;</text:span></text:p>
      <text:p text:style-name="P7"><text:s text:c="4"/><text:span text:style-name="T22">{% </text:span><text:span text:style-name="T4">endif </text:span><text:span text:style-name="T22">%}</text:span></text:p>
      <text:p text:style-name="P7"><text:s text:c="4"/><text:span text:style-name="T23">&lt;</text:span><text:span text:style-name="T5">input </text:span><text:span text:style-name="T12">class</text:span><text:span text:style-name="T19">="form-control" </text:span><text:span text:style-name="T12">id</text:span><text:span text:style-name="T19">="</text:span><text:span text:style-name="T22">{{ </text:span><text:span text:style-name="T11">field</text:span><text:span text:style-name="T22">.</text:span><text:span text:style-name="T11">id_for_label </text:span><text:span text:style-name="T22">}}</text:span><text:span text:style-name="T19">" </text:span><text:span text:style-name="T12">type</text:span><text:span text:style-name="T19">="text" </text:span><text:span text:style-name="T22">{% </text:span><text:span text:style-name="T4">if </text:span><text:span text:style-name="T11">field</text:span><text:span text:style-name="T22">.</text:span><text:span text:style-name="T11">field</text:span><text:span text:style-name="T22">.</text:span><text:span text:style-name="T11">required </text:span><text:span text:style-name="T22">%}</text:span></text:p>
      <text:p text:style-name="P7"><text:span text:style-name="T15"><text:s text:c="11"/></text:span><text:span text:style-name="T12">required</text:span><text:span text:style-name="T22">{% </text:span><text:span text:style-name="T4">endif </text:span><text:span text:style-name="T22">%}</text:span><text:span text:style-name="T23"> </text:span><text:span text:style-name="T12">value</text:span><text:span text:style-name="T19">="</text:span><text:span text:style-name="T22">{% </text:span><text:span text:style-name="T4">if </text:span><text:span text:style-name="T11">field</text:span><text:span text:style-name="T22">.</text:span><text:span text:style-name="T11">value </text:span><text:span text:style-name="T22">!= </text:span><text:span text:style-name="T11">None </text:span><text:span text:style-name="T22">%}{{ </text:span><text:span text:style-name="T11">field</text:span><text:span text:style-name="T22">.</text:span><text:span text:style-name="T11">value </text:span><text:span text:style-name="T22">|</text:span><text:span text:style-name="T11">date</text:span><text:span text:style-name="T22">}}{% </text:span><text:span text:style-name="T4">endif </text:span><text:span text:style-name="T22">%}</text:span><text:span text:style-name="T19">"</text:span></text:p>
      <text:p text:style-name="P7"><text:span text:style-name="T17"><text:s text:c="11"/></text:span><text:span text:style-name="T12">name</text:span><text:span text:style-name="T19">="</text:span><text:span text:style-name="T22">{{ </text:span><text:span text:style-name="T11">field</text:span><text:span text:style-name="T22">.</text:span><text:span text:style-name="T11">name </text:span><text:span text:style-name="T22">}}</text:span><text:span text:style-name="T19">"</text:span><text:span text:style-name="T23">&gt;</text:span></text:p>
      <text:p text:style-name="P7"><text:s text:c="2"/><text:span text:style-name="T23">&lt;/</text:span><text:span text:style-name="T5">div</text:span><text:span text:style-name="T23">&gt;</text:span></text:p>
      <text:p text:style-name="P7"><text:s text:c="2"/><text:span text:style-name="T22">{% </text:span><text:span text:style-name="T4">include </text:span><text:span text:style-name="T18">'bootstrap4/layout/help_text_and_errors.html' </text:span><text:span text:style-name="T22">%}</text:span></text:p>
      <text:p text:style-name="P10"><text:span text:style-name="T15">&lt;/</text:span><text:span text:style-name="T3">div</text:span><text:span text:style-name="T15">&gt;</text:span></text:p>
      <text:p text:style-name="P8"/>
      <text:p text:style-name="P6"><text:span text:style-name="T2">class </text:span>DownloadDemoCsvFile(View):</text:p>
      <text:p text:style-name="P7"><text:s text:c="4"/><text:span text:style-name="T7">def </text:span><text:span text:style-name="T24">get(</text:span><text:span text:style-name="T27">self</text:span><text:span text:style-name="T24">, </text:span><text:span text:style-name="T29">request</text:span><text:span text:style-name="T24">):</text:span></text:p>
      <text:p text:style-name="P7"><text:s text:c="8"/><text:span text:style-name="T24">file_path = os.path.join(settings.MEDIA_ROOT, </text:span><text:span text:style-name="T31">'default/basic_contact_list_upload_format_sample.csv'</text:span><text:span text:style-name="T24">)</text:span></text:p>
      <text:p text:style-name="P7"><text:s text:c="8"/><text:span text:style-name="T7">if </text:span><text:span text:style-name="T24">os.path.exists(file_path):</text:span></text:p>
      <text:p text:style-name="P7"><text:s text:c="12"/><text:span text:style-name="T7">with </text:span><text:span text:style-name="T6">open</text:span><text:span text:style-name="T24">(file_path, </text:span><text:span text:style-name="T31">'rb'</text:span><text:span text:style-name="T24">) </text:span><text:span text:style-name="T7">as </text:span><text:span text:style-name="T24">fh:</text:span></text:p>
      <text:p text:style-name="P7"><text:s text:c="16"/><text:span text:style-name="T24">response = HttpResponse(fh.read(), </text:span><text:span text:style-name="T32">content_type</text:span><text:span text:style-name="T24">=</text:span><text:span text:style-name="T31">"text/csv"</text:span><text:span text:style-name="T24">)</text:span></text:p>
      <text:p text:style-name="P7"><text:s text:c="16"/><text:span text:style-name="T24">response[</text:span><text:span text:style-name="T31">'Content-Disposition'</text:span><text:span text:style-name="T24">] = </text:span><text:span text:style-name="T31">'inline; filename=' </text:span><text:span text:style-name="T24">+ os.path.basename(file_path)</text:span></text:p>
      <text:p text:style-name="P7"><text:s text:c="16"/><text:span text:style-name="T7">return </text:span><text:span text:style-name="T24">response</text:span></text:p>
      <text:p text:style-name="P13"><text:s text:c="8"/><text:span text:style-name="T7">raise </text:span><text:span text:style-name="T24">Http404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<text:span text:style-name="T2">class </text:span>ReviewListHtmlApiView(ListAPIView):</text:p>
      <text:p text:style-name="P7"><text:s text:c="4"/><text:span text:style-name="T24">serializer_class = ReviewSerializer</text:span></text:p>
      <text:p text:style-name="P7"><text:s text:c="4"/><text:span text:style-name="T24">pagination_class = </text:span><text:span text:style-name="T7">None</text:span></text:p>
      <text:p text:style-name="P7"><text:span text:style-name="T1"><text:s text:c="4"/></text:span><text:span text:style-name="T7">def </text:span><text:span text:style-name="T24">get_queryset(</text:span><text:span text:style-name="T27">self</text:span><text:span text:style-name="T24">):</text:span></text:p>
      <text:p text:style-name="P7"><text:s text:c="8"/><text:span text:style-name="T24">business_key = </text:span><text:span text:style-name="T27">self</text:span><text:span text:style-name="T24">.request.query_params.get(</text:span><text:span text:style-name="T31">'business_key'</text:span><text:span text:style-name="T24">, </text:span><text:span text:style-name="T7">None</text:span><text:span text:style-name="T24">)</text:span></text:p>
      <text:p text:style-name="P7"><text:s text:c="8"/><text:span text:style-name="T7">try</text:span><text:span text:style-name="T24">:</text:span></text:p>
      <text:p text:style-name="P7"><text:s text:c="12"/><text:span text:style-name="T24">business = Business.objects.get(</text:span><text:span text:style-name="T32">business_key</text:span><text:span text:style-name="T24">=business_key)</text:span></text:p>
      <text:p text:style-name="P7"><text:s text:c="12"/><text:span text:style-name="T24">queryset = Review.objects.filter(</text:span><text:span text:style-name="T32">business</text:span><text:span text:style-name="T24">=business).order_by(</text:span><text:span text:style-name="T31">'-created'</text:span><text:span text:style-name="T24">)[:</text:span><text:span text:style-name="T13">15</text:span><text:span text:style-name="T24">]</text:span></text:p>
      <text:p text:style-name="P7"><text:s text:c="12"/><text:span text:style-name="T7">return </text:span><text:span text:style-name="T24">queryset</text:span></text:p>
      <text:p text:style-name="P7"><text:s text:c="8"/><text:span text:style-name="T7">except </text:span><text:span text:style-name="T24">Business.DoesNotExist:</text:span></text:p>
      <text:p text:style-name="P7"><text:s text:c="12"/><text:span text:style-name="T7">pass</text:span></text:p>
      <text:p text:style-name="P7"><text:span text:style-name="T1"><text:s text:c="4"/></text:span><text:bookmark-start text:name="__DdeLink__661_564706521"/><text:span text:style-name="T7">def </text:span><text:span text:style-name="T24">list(</text:span><text:span text:style-name="T27">self</text:span><text:span text:style-name="T24">, request, *args, **kwargs):</text:span></text:p>
      <text:p text:style-name="P7"><text:s text:c="8"/><text:span text:style-name="T24">queryset = </text:span><text:span text:style-name="T27">self</text:span><text:span text:style-name="T24">.filter_queryset(</text:span><text:span text:style-name="T27">self</text:span><text:span text:style-name="T24">.get_queryset())</text:span></text:p>
      <text:p text:style-name="P7"><text:s text:c="8"/><text:span text:style-name="T24">serializer = </text:span><text:span text:style-name="T27">self</text:span><text:span text:style-name="T24">.get_serializer(queryset, </text:span><text:span text:style-name="T32">many</text:span><text:span text:style-name="T24">=</text:span><text:span text:style-name="T7">True</text:span><text:span text:style-name="T24">)</text:span></text:p>
      <text:p text:style-name="P7"><text:s text:c="8"/><text:span text:style-name="T30"># print(serializer.data[0]['reviewer'])</text:span></text:p>
      <text:p text:style-name="P4"><text:s text:c="8"/><text:span text:style-name="T25"># result = [x.reviewer[0] for x in serializer.data]</text:span></text:p>
      <text:p text:style-name="P13"><text:span text:style-name="T28"><text:s text:c="8"/></text:span><text:span text:style-name="T7">return </text:span><text:span text:style-name="T24">Response({</text:span><text:span text:style-name="T31">'status'</text:span><text:span text:style-name="T24">: </text:span><text:span text:style-name="T7">True</text:span><text:span text:style-name="T24">, </text:span><text:span text:style-name="T31">'data'</text:span><text:span text:style-name="T24">: serializer.data}</text:span><text:bookmark-end text:name="__DdeLink__661_564706521"/><text:span text:style-name="T24">)</text:span></text:p>
      <text:p text:style-name="P6"><text:span text:style-name="T2">def </text:span>subscription_date_range(valid_sub):</text:p>
      <text:p text:style-name="P7"><text:s text:c="4"/><text:span text:style-name="T30"># </text:span><text:span text:style-name="T34">todo: from_date : start of every month</text:span></text:p>
      <text:p text:style-name="P7"><text:span text:style-name="T33"><text:s text:c="4"/></text:span><text:span text:style-name="T24">today = date.today()</text:span></text:p>
      <text:p text:style-name="P7"><text:s text:c="4"/><text:span text:style-name="T24">total_date = today - valid_sub.created.date()</text:span></text:p>
      <text:p text:style-name="P7"><text:s text:c="4"/><text:span text:style-name="T30"># get number of days in this month</text:span></text:p>
      <text:p text:style-name="P7"><text:span text:style-name="T28"><text:s text:c="4"/></text:span><text:span text:style-name="T24">subtract_date = total_date.days % </text:span><text:span text:style-name="T13">30</text:span></text:p>
      <text:p text:style-name="P7"><text:span text:style-name="T8"><text:s text:c="4"/></text:span><text:span text:style-name="T24">from_date = today - timedelta(</text:span><text:span text:style-name="T32">days</text:span><text:span text:style-name="T24">=subtract_date)</text:span></text:p>
      <text:p text:style-name="P7"><text:s text:c="4"/><text:span text:style-name="T30"># add a date to take full day of today</text:span></text:p>
      <text:p text:style-name="P7"><text:span text:style-name="T28"><text:s text:c="4"/></text:span><text:span text:style-name="T24">to_date = today + timedelta(</text:span><text:span text:style-name="T32">days</text:span><text:span text:style-name="T24">=</text:span><text:span text:style-name="T13">1</text:span><text:span text:style-name="T24">)</text:span></text:p>
      <text:p text:style-name="P13"><text:s text:c="4"/><text:span text:style-name="T7">return </text:span><text:span text:style-name="T24">from_date, to_date</text:span></text:p>
      <text:p text:style-name="Standard"/>
      <text:p text:style-name="Standard"/>
      <text:p text:style-name="P2"># rev_group = current_range_reviews.order_by('-created').annotate(date=TruncDate('created')).order_by('-date').distinct('date')[:2]</text:p>
      <text:p text:style-name="P2"># print(rev_group)</text:p>
      <text:p text:style-name="P2"># for rev in rev_group:</text:p>
      <text:p text:style-name="P2"># <text:s text:c="4"/>print(rev.id)</text:p>
      <text:p text:style-name="P9"># <text:s text:c="4"/>print(rev.date)</text:p>
      <text:p text:style-name="Standard"/>
      <text:p text:style-name="Standard"/>
      <text:p text:style-name="P2"># https://django-select2.readthedocs.io/en/latest/extra.html</text:p>
      <text:p text:style-name="P3"># <text:a xlink:type="simple" xlink:href="https://django-select2.readthedocs.io/en/latest/_modules/django_select2/forms.html#HeavySelect2Mixin" text:style-name="Internet_20_link" text:visited-style-name="Visited_20_Internet_20_Link">https://django-select2.readthedocs.io/en/latest/_modules/django_select2/forms.html#HeavySelect2Mixin</text:a></text:p>
      <text:p text:style-name="P3"/>
      <text:p text:style-name="P6">district = forms.ModelChoiceField(</text:p>
      <text:p text:style-name="P7"><text:s text:c="4"/><text:span text:style-name="T32">required</text:span><text:span text:style-name="T24">=</text:span><text:span text:style-name="T7">False</text:span><text:span text:style-name="T24">,</text:span></text:p>
      <text:p text:style-name="P7"><text:s text:c="4"/><text:span text:style-name="T32">queryset</text:span><text:span text:style-name="T24">=District.objects.all(),</text:span></text:p>
      <text:p text:style-name="P7"><text:s text:c="4"/><text:span text:style-name="T32">label</text:span><text:span text:style-name="T24">=</text:span><text:span text:style-name="T31">u"District"</text:span><text:span text:style-name="T24">,</text:span></text:p>
      <text:p text:style-name="P7"><text:soft-page-break/><text:s text:c="4"/><text:span text:style-name="T32">widget</text:span><text:span text:style-name="T24">=ModelSelect2Widget(</text:span></text:p>
      <text:p text:style-name="P7"><text:s text:c="8"/><text:span text:style-name="T32">model</text:span><text:span text:style-name="T24">=District,</text:span></text:p>
      <text:p text:style-name="P7"><text:s text:c="8"/><text:span text:style-name="T32">search_fields</text:span><text:span text:style-name="T24">=[</text:span><text:span text:style-name="T31">'name_en__icontains'</text:span><text:span text:style-name="T24">],</text:span></text:p>
      <text:p text:style-name="P7"><text:s text:c="8"/><text:span text:style-name="T32">dependent_fields</text:span><text:span text:style-name="T24">={</text:span><text:span text:style-name="T31">'division'</text:span><text:span text:style-name="T24">: </text:span><text:span text:style-name="T31">'division'</text:span><text:span text:style-name="T24">},</text:span></text:p>
      <text:p text:style-name="P7"><text:s text:c="8"/><text:span text:style-name="T32">attrs</text:span><text:span text:style-name="T24">={</text:span></text:p>
      <text:p text:style-name="P7"><text:s text:c="12"/><text:span text:style-name="T31">'data-minimum-input-length'</text:span><text:span text:style-name="T24">: </text:span><text:span text:style-name="T13">0</text:span><text:span text:style-name="T24">,</text:span></text:p>
      <text:p text:style-name="P7"><text:s text:c="8"/><text:span text:style-name="T24">}</text:span></text:p>
      <text:p text:style-name="P7"><text:s text:c="4"/><text:span text:style-name="T24">),</text:span></text:p>
      <text:p text:style-name="P12">)</text:p>
      <text:p text:style-name="Standard"/>
      <text:p text:style-name="P6"><text:span text:style-name="T15">&lt;</text:span><text:span text:style-name="T3">style</text:span><text:span text:style-name="T15">&gt;</text:span></text:p>
      <text:p text:style-name="P7"><text:s text:c="2"/><text:span text:style-name="T24">.</text:span><text:span text:style-name="T7">select2-container </text:span><text:span text:style-name="T24">.</text:span><text:span text:style-name="T7">select2-selection--single </text:span><text:span text:style-name="T24">{</text:span></text:p>
      <text:p text:style-name="P7"><text:s text:c="4"/><text:span text:style-name="T14">height</text:span><text:span text:style-name="T24">: </text:span><text:span text:style-name="T13">42</text:span><text:span text:style-name="T21">px </text:span><text:span text:style-name="T7">!important</text:span><text:span text:style-name="T24">;</text:span></text:p>
      <text:p text:style-name="P7"><text:s text:c="2"/><text:span text:style-name="T24">}</text:span></text:p>
      <text:p text:style-name="P7"><text:s text:c="2"/><text:span text:style-name="T24">.</text:span><text:span text:style-name="T7">select2-container--default </text:span><text:span text:style-name="T24">.</text:span><text:span text:style-name="T7">select2-selection--single </text:span><text:span text:style-name="T24">.</text:span><text:span text:style-name="T7">select2-selection__arrow b </text:span><text:span text:style-name="T24">{</text:span></text:p>
      <text:p text:style-name="P7"><text:s text:c="4"/><text:span text:style-name="T14">margin-top</text:span><text:span text:style-name="T24">: </text:span><text:span text:style-name="T13">8</text:span><text:span text:style-name="T21">px</text:span><text:span text:style-name="T7">!important</text:span><text:span text:style-name="T24">;</text:span></text:p>
      <text:p text:style-name="P7"><text:s text:c="2"/><text:span text:style-name="T24">}</text:span></text:p>
      <text:p text:style-name="P12"><text:span text:style-name="T15">&lt;/</text:span><text:span text:style-name="T3">style</text:span><text:span text:style-name="T15">&gt;</text:span></text:p>
      <text:p text:style-name="Standard"/>
      <text:p text:style-name="P2"># filtering using bn or en name</text:p>
      <text:p text:style-name="P2"># businesses = Business.objects.filter(status='approved').filter(</text:p>
      <text:p text:style-name="P2"># <text:s text:c="4"/>Q(name_en__icontains=business_name) |</text:p>
      <text:p text:style-name="P2"># <text:s text:c="4"/>Q(name_bn__icontains=business_name, )</text:p>
      <text:p text:style-name="P2"># ).select_related('area', 'city', ).distinct()</text:p>
      <text:p text:style-name="P9"># business_total_count = businesses.count()</text:p>
      <text:p text:style-name="Standard">----------------------------------------------</text:p>
      <text:p text:style-name="Standard"/>
      <text:p text:style-name="P2"># https://kite.com/python/docs/django.contrib.admin.ModelAdmin.save_formset</text:p>
      <text:p text:style-name="P2"># def save_formset(self, request, form, formset, change):</text:p>
      <text:p text:style-name="P2"># <text:s text:c="4"/>print(form.changed_data)</text:p>
      <text:p text:style-name="P2"># <text:s text:c="4"/>if formset.model != Spam:</text:p>
      <text:p text:style-name="P2"># <text:s text:c="8"/>return super().save_formset(request, form, formset, change)</text:p>
      <text:p text:style-name="P2">#</text:p>
      <text:p text:style-name="P2"># <text:s text:c="4"/>instances = formset.save()</text:p>
      <text:p text:style-name="P2"># <text:s text:c="4"/># instances = formset.save(commit=False)</text:p>
      <text:p text:style-name="P2"># <text:s text:c="4"/>for instance in instances:</text:p>
      <text:p text:style-name="P2"># <text:s text:c="8"/>instance.marked_by = request.user</text:p>
      <text:p text:style-name="P2"># <text:s text:c="8"/>instance.save()</text:p>
      <text:p text:style-name="P2"># <text:s text:c="8"/>print(instances.changed_data)</text:p>
      <text:p text:style-name="P9"># <text:s text:c="8"/>self.send_spam_detection_email(change, form, instance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 https://stackoverflow.com/questions/26377110/how-to-access-all-forms-from-a-save-related-formsets-in-django-modeladmin</text:p>
      <text:p text:style-name="P6"><text:span text:style-name="T2">def </text:span>save_related(<text:span text:style-name="T26">self</text:span>, request, form, formsets, change):</text:p>
      <text:p text:style-name="P7"><text:s text:c="4"/><text:span text:style-name="T6">super</text:span><text:span text:style-name="T24">().save_related(request, form, formsets, change)</text:span></text:p>
      <text:p text:style-name="P7"><text:s text:c="4"/><text:span text:style-name="T30"># instance is main model instance</text:span></text:p>
      <text:p text:style-name="P7"><text:span text:style-name="T28"><text:s text:c="4"/></text:span><text:span text:style-name="T24">instance = form.instance</text:span></text:p>
      <text:p text:style-name="P7"><text:s text:c="4"/><text:span text:style-name="T30"># related models are in formsets</text:span></text:p>
      <text:p text:style-name="P7"><text:span text:style-name="T28"><text:s text:c="4"/></text:span><text:span text:style-name="T7">for </text:span><text:span text:style-name="T24">inlines </text:span><text:span text:style-name="T7">in </text:span><text:span text:style-name="T24">formsets:</text:span></text:p>
      <text:p text:style-name="P7"><text:s text:c="8"/><text:span text:style-name="T7">if </text:span><text:span text:style-name="T24">inlines.model == Spam:</text:span></text:p>
      <text:p text:style-name="P7"><text:s text:c="12"/><text:span text:style-name="T24">spam_form = inlines[</text:span><text:span text:style-name="T13">0</text:span><text:span text:style-name="T24">]</text:span></text:p>
      <text:p text:style-name="P7"><text:s text:c="12"/><text:span text:style-name="T30"># save modifier unless it's a delete request</text:span></text:p>
      <text:p text:style-name="P7"><text:span text:style-name="T28"><text:s text:c="12"/></text:span><text:span text:style-name="T7">if </text:span><text:span text:style-name="T6">len</text:span><text:span text:style-name="T24">(spam_form.changed_data) &gt; </text:span><text:span text:style-name="T13">0 </text:span><text:span text:style-name="T7">and </text:span><text:span text:style-name="T31">'DELETE' </text:span><text:span text:style-name="T7">not in </text:span><text:span text:style-name="T24">spam_form.changed_data:</text:span></text:p>
      <text:p text:style-name="P7"><text:s text:c="16"/><text:span text:style-name="T24">instance.spam.marked_by = request.user</text:span></text:p>
      <text:p text:style-name="P7"><text:s text:c="16"/><text:span text:style-name="T24">instance.spam.save()</text:span></text:p>
      <text:p text:style-name="P7"><text:s text:c="12"/><text:span text:style-name="T30"># spam is one to one related to review, so, taking first element in the inlines object</text:span></text:p>
      <text:p text:style-name="P7"><text:span text:style-name="T28"><text:s text:c="12"/></text:span><text:span text:style-name="T27">self</text:span><text:span text:style-name="T24">.send_marked_spam_email(change, spam_form, instance)</text:span></text:p>
      <text:p text:style-name="P13"><text:s text:c="12"/><text:span text:style-name="T7">brea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16:33.574296279</meta:creation-date>
    <dc:date>2019-11-27T10:06:46.822424133</dc:date>
    <meta:editing-duration>PT3H24M1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4" meta:paragraph-count="130" meta:word-count="492" meta:character-count="5597" meta:non-whitespace-character-count="4564"/>
  </office:meta>
</office:document-meta>
</file>